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edUnsupportedOperationException.LocalizedUnsupportedOpe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UnsupportedOperation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UnsupportedOperation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UnsupportedOperationException.LocalizedUnsupportedOpe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